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3.86pt"/>
    </style:style>
    <style:style style:name="co12" style:family="table-column">
      <style:table-column-properties fo:break-before="auto" style:column-width="84.36pt"/>
    </style:style>
    <style:style style:name="co1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/>
    <style:style style:name="ce11" style:family="table-cell" style:parent-style-name="Default"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3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7" table:number-columns-repeated="1012" table:default-cell-style-name="Default"/>
        <table:table-row table:style-name="ro1">
          <table:table-cell table:style-name="ce2"/>
          <table:table-cell table:style-name="ce2" office:value-type="string" calcext:value-type="string">
            <text:p>STACK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2" office:value-type="string" calcext:value-type="string">
            <text:p>STATIC</text:p>
          </table:table-cell>
          <table:table-cell table:style-name="ce2" table:number-columns-repeated="2"/>
          <table:table-cell table:style-name="ce4"/>
          <table:table-cell table:style-name="ce2" office:value-type="string" calcext:value-type="string">
            <text:p>HEAP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style-name="ce6"/>
          <table:table-cell table:style-name="ce1" office:value-type="string" calcext:value-type="string">
            <text:p>sandbox::SandboxInterfaceInfo sandbox_info</text:p>
          </table:table-cell>
          <table:table-cell table:style-name="ce6"/>
          <table:table-cell table:style-name="ce8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/>
          <table:table-cell table:style-name="ce7" office:value-type="string" calcext:value-type="string">
            <text:p>sandbox.cc</text:p>
          </table:table-cell>
          <table:table-cell table:style-name="ce7" office:value-type="string" calcext:value-type="string">
            <text:p><text:span text:style-name="T3">static</text:span><text:span text:style-name="T4"> </text:span><text:span text:style-name="T2">bool</text:span><text:span text:style-name="T4"> s_is_broker</text:span>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"/>
          <table:table-cell table:formula="of:=[.F3]" office:value-type="string" office:string-value="broker_services" calcext:value-type="string">
            <table:detective>
              <table:highlighted-range table:cell-range-address="Sheet1.F3:Sheet1.F3" table:direction="from-same-table"/>
            </table:detective>
            <text:p>broker_services</text:p>
          </table:table-cell>
          <table:table-cell table:style-name="ce11" office:value-type="string" calcext:value-type="string">
            <text:p>BrokerService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F7]" office:value-type="string" office:string-value="delegate" calcext:value-type="string">
            <table:detective>
              <table:highlighted-range table:cell-range-address="Sheet1.F7:Sheet1.F7" table:direction="from-same-table"/>
            </table:detective>
            <text:p>delegate</text:p>
          </table:table-cell>
          <table:table-cell table:style-name="ce7" office:value-type="string" calcext:value-type="string">
            <table:detective>
              <table:operation table:name="trace-dependents" table:index="2"/>
            </table:detective>
            <text:p><text:span text:style-name="T1">content::ShellMainDelegate </text:span><text:span text:style-name="T2">delegate</text:span></text:p>
          </table:table-cell>
          <table:table-cell table:style-name="ce9"/>
          <table:table-cell table:number-columns-repeated="6"/>
          <table:table-cell>
            <table:detective>
              <table:operation table:name="trace-precedents" table:index="0"/>
            </table:detectiv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content::ContentMainParams params</text:p>
          </table:table-cell>
          <table:table-cell table:style-name="ce9"/>
          <table:table-cell table:style-name="ce8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2:53:46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1-14T13:29:46.256000000</dc:date>
    <meta:editing-duration>PT11M31S</meta:editing-duration>
    <meta:editing-cycles>4</meta:editing-cycles>
    <meta:generator>LibreOffice/6.1.4.2$Windows_X86_64 LibreOffice_project/9d0f32d1f0b509096fd65e0d4bec26ddd1938fd3</meta:generator>
    <meta:document-statistic meta:table-count="3" meta:cell-count="15" meta:object-count="0"/>
  </office:meta>
</office:document-meta>
</file>